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Times-Roman" svg:font-family="Times-Roman" style:font-family-generic="roman"/>
    <style:font-face style:name="ArialMT" svg:font-family="ArialMT" style:font-family-generic="swiss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2.07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52.03mm"/>
    </style:style>
    <style:style style:name="co4" style:family="table-column">
      <style:table-column-properties fo:break-before="auto" style:column-width="55.6mm"/>
    </style:style>
    <style:style style:name="co5" style:family="table-column">
      <style:table-column-properties fo:break-before="auto" style:column-width="54.52mm"/>
    </style:style>
    <style:style style:name="co6" style:family="table-column">
      <style:table-column-properties fo:break-before="auto" style:column-width="41.82mm"/>
    </style:style>
    <style:style style:name="co7" style:family="table-column">
      <style:table-column-properties fo:break-before="auto" style:column-width="50.61mm"/>
    </style:style>
    <style:style style:name="co8" style:family="table-column">
      <style:table-column-properties fo:break-before="auto" style:column-width="54.17mm"/>
    </style:style>
    <style:style style:name="co9" style:family="table-column">
      <style:table-column-properties fo:break-before="auto" style:column-width="46.69mm"/>
    </style:style>
    <style:style style:name="co10" style:family="table-column">
      <style:table-column-properties fo:break-before="auto" style:column-width="49.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0.8mm" fo:break-before="auto" style:use-optimal-row-height="true"/>
    </style:style>
    <style:style style:name="ro2" style:family="table-row">
      <style:table-row-properties style:row-height="32.07mm" fo:break-before="auto" style:use-optimal-row-height="false"/>
    </style:style>
    <style:style style:name="ro3" style:family="table-row">
      <style:table-row-properties style:row-height="21.61mm" fo:break-before="auto" style:use-optimal-row-height="true"/>
    </style:style>
    <style:style style:name="ro4" style:family="table-row">
      <style:table-row-properties style:row-height="27.02mm" fo:break-before="auto" style:use-optimal-row-height="true"/>
    </style:style>
    <style:style style:name="ro5" style:family="table-row">
      <style:table-row-properties style:row-height="16.21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39.63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21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232323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5pt" style:language-asian="none" style:country-asian="none" style:font-style-asian="normal" style:font-weight-asian="bold" style:font-name-complex="Times-Roman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  <style:text-properties fo:color="#232323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232323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232323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normal" style:font-name-complex="Times-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middle"/>
      <style:text-properties fo:color="#232323" style:font-name="HelveticaNeue" fo:font-size="13pt" fo:language="none" fo:country="none" style:font-name-asian="HelveticaNeue" style:font-size-asian="13pt" style:language-asian="none" style:country-asian="none" style:font-name-complex="HelveticaNeue" style:font-size-complex="13pt" style:language-complex="none" style:country-complex="none"/>
    </style:style>
    <style:style style:name="ce25" style:family="table-cell" style:parent-style-name="Default">
      <style:table-cell-properties fo:border-bottom="0.06pt solid #c1c1c1" fo:background-color="#ffd7d7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fb0207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color="#fb0207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normal" style:font-name-complex="Times-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vertical-align="middle"/>
      <style:text-properties fo:color="#fb0207" style:font-name="Gentium Basic" fo:font-size="13pt" fo:language="none" fo:country="none" style:font-name-asian="Times-Roman" style:font-size-asian="13pt" style:language-asian="none" style:country-asian="none" style:font-name-complex="Times-Roman" style:font-size-complex="13pt" style:language-complex="none" style:country-complex="none"/>
    </style:style>
    <style:style style:name="ce30" style:family="table-cell" style:parent-style-name="Default">
      <style:table-cell-properties fo:border-bottom="0.06pt solid #c1c1c1" fo:background-color="#ffd7d7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5pt" style:language-asian="none" style:country-asian="none" style:font-style-asian="normal" style:font-weight-asian="bold" style:font-name-complex="Times-Roman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000000" style:text-outline="false" style:text-line-through-style="none" style:text-line-through-type="none" style:font-name="Gentium Basic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fb0207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normal" style:font-name-complex="Times-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vertical-align="middle"/>
      <style:text-properties fo:color="#232323" style:text-outline="false" style:text-line-through-style="none" style:text-line-through-type="none" style:font-name="HelveticaNeu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c1c1c1" fo:background-color="#f6f9d4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5pt" style:language-asian="none" style:country-asian="none" style:font-style-asian="normal" style:font-weight-asian="bold" style:font-name-complex="Times-Roman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232323" style:font-name="Gentium Basic" fo:font-size="15pt" fo:language="none" fo:country="none" fo:font-weight="bold" style:font-name-asian="HelveticaNeue" style:font-size-asian="15pt" style:language-asian="none" style:country-asian="none" style:font-weight-asian="bold" style:font-name-complex="HelveticaNeue" style:font-size-complex="15pt" style:language-complex="none" style:country-complex="none" style:font-weight-complex="bold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Default">
      <style:table-cell-properties fo:border-bottom="0.06pt solid #c1c1c1" fo:background-color="#f6f9d4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bold" style:font-name-complex="Times-Roman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232323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normal" style:font-name-complex="Times-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232323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style:font-name="Gentium Basic"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fo:wrap-option="wrap" style:vertical-align="middle"/>
      <style:text-properties style:font-name="Gentium Basic" fo:font-size="13pt" style:font-size-asian="13pt" style:font-size-complex="13pt"/>
    </style:style>
    <style:style style:name="ce48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fo:color="#000000" style:font-name="Gentium Basic" fo:font-size="13pt" fo:language="none" fo:country="none" style:font-name-asian="HelveticaNeue" style:font-size-asian="13pt" style:language-asian="none" style:country-asian="none" style:font-name-complex="HelveticaNeue" style:font-size-complex="13pt" style:language-complex="none" style:country-complex="none"/>
    </style:style>
    <style:style style:name="ce50" style:family="table-cell" style:parent-style-name="Default">
      <style:table-cell-properties fo:wrap-option="wrap" style:vertical-align="middle"/>
      <style:text-properties fo:color="#232323" style:font-name="Gentium Basic" fo:font-size="13pt" fo:language="none" fo:country="none" style:font-name-asian="HelveticaNeue" style:font-size-asian="13pt" style:language-asian="none" style:country-asian="none" style:font-name-complex="HelveticaNeue" style:font-size-complex="13pt" style:language-complex="none" style:country-complex="none"/>
    </style:style>
    <style:style style:name="ce51" style:family="table-cell" style:parent-style-name="Default">
      <style:table-cell-properties fo:wrap-option="wrap" style:vertical-align="middle"/>
      <style:text-properties fo:color="#000000" style:font-name="Gentium Basic" fo:font-size="13pt" fo:language="none" fo:country="none" style:font-name-asian="Times-Roman" style:font-size-asian="13pt" style:language-asian="none" style:country-asian="none" style:font-name-complex="Times-Roman" style:font-size-complex="13pt" style:language-complex="none" style:country-complex="none"/>
    </style:style>
    <style:style style:name="ce5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ntium Basic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 style:vertical-align="middle"/>
      <style:text-properties fo:color="#232323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232323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5pt" style:language-asian="none" style:country-asian="none" style:font-style-asian="normal" style:font-weight-asian="bold" style:font-name-complex="Times-Roman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vertical-align="middle"/>
      <style:text-properties fo:color="#232323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232323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232323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normal" style:font-name-complex="Times-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vertical-align="middle"/>
      <style:text-properties fo:color="#232323" style:font-name="HelveticaNeue" fo:font-size="13pt" fo:language="none" fo:country="none" style:font-name-asian="HelveticaNeue" style:font-size-asian="13pt" style:language-asian="none" style:country-asian="none" style:font-name-complex="HelveticaNeue" style:font-size-complex="13pt" style:language-complex="none" style:country-complex="none"/>
    </style:style>
    <style:style style:name="ce89" style:family="table-cell" style:parent-style-name="Default">
      <style:table-cell-properties fo:border-bottom="0.06pt solid #c1c1c1" fo:background-color="#ffd7d7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fb0207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vertical-align="middle"/>
      <style:text-properties fo:color="#fb0207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normal" style:font-name-complex="Times-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vertical-align="middle"/>
      <style:text-properties fo:color="#fb0207" style:font-name="Gentium Basic" fo:font-size="13pt" fo:language="none" fo:country="none" style:font-name-asian="Times-Roman" style:font-size-asian="13pt" style:language-asian="none" style:country-asian="none" style:font-name-complex="Times-Roman" style:font-size-complex="13pt" style:language-complex="none" style:country-complex="none"/>
    </style:style>
    <style:style style:name="ce94" style:family="table-cell" style:parent-style-name="Default">
      <style:table-cell-properties fo:border-bottom="0.06pt solid #c1c1c1" fo:background-color="#ffd7d7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5pt" style:language-asian="none" style:country-asian="none" style:font-style-asian="normal" style:font-weight-asian="bold" style:font-name-complex="Times-Roman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000000" style:text-outline="false" style:text-line-through-style="none" style:text-line-through-type="none" style:font-name="Gentium Basic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fb0207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normal" style:font-name-complex="Times-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5pt" style:language-asian="none" style:country-asian="none" style:font-style-asian="normal" style:font-weight-asian="bold" style:font-name-complex="HelveticaNeue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c1c1c1" style:text-align-source="fix" style:repeat-content="false" fo:wrap-option="wrap" fo:border-left="0.06pt solid #c1c1c1" fo:border-right="0.99pt solid #c1c1c1" fo:border-top="0.06pt solid #c1c1c1" style:vertical-align="middle"/>
      <style:paragraph-properties fo:text-align="start" fo:margin-left="0mm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vertical-align="middle"/>
      <style:text-properties fo:color="#232323" style:text-outline="false" style:text-line-through-style="none" style:text-line-through-type="none" style:font-name="HelveticaNeu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c1c1c1" fo:background-color="#f6f9d4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/>
      <style:text-properties fo:color="#000000" style:text-outline="false" style:text-line-through-style="none" style:text-line-through-type="none" style:font-name="Gentium Basic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5pt" style:language-asian="none" style:country-asian="none" style:font-style-asian="normal" style:font-weight-asian="bold" style:font-name-complex="Times-Roman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ext-properties fo:color="#232323" style:font-name="Gentium Basic" fo:font-size="15pt" fo:language="none" fo:country="none" fo:font-weight="bold" style:font-name-asian="HelveticaNeue" style:font-size-asian="15pt" style:language-asian="none" style:country-asian="none" style:font-weight-asian="bold" style:font-name-complex="HelveticaNeue" style:font-size-complex="15pt" style:language-complex="none" style:country-complex="none" style:font-weight-complex="bold"/>
    </style:style>
    <style:style style:name="ce102" style:family="table-cell" style:parent-style-name="Default">
      <style:table-cell-properties fo:wrap-option="wrap"/>
    </style:style>
    <style:style style:name="ce103" style:family="table-cell" style:parent-style-name="Default">
      <style:table-cell-properties fo:border-bottom="0.06pt solid #c1c1c1" fo:background-color="#f6f9d4" style:text-align-source="fix" style:repeat-content="false" fo:wrap-option="wrap" fo:border-left="0.06pt solid #c1c1c1" fo:border-right="0.99pt solid #c1c1c1" fo:border-top="0.06pt solid #c1c1c1" style:vertical-align="middle"/>
      <style:paragraph-properties fo:text-align="center" fo:margin-left="0mm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bold" style:font-name-complex="Times-Roman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232323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normal" style:font-name-complex="Times-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c1c1c1" fo:wrap-option="wrap" fo:border-left="0.06pt solid #c1c1c1" fo:border-right="0.99pt solid #c1c1c1" fo:border-top="0.06pt solid #c1c1c1" style:vertical-align="middle"/>
      <style:text-properties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/>
      <style:text-properties fo:color="#232323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style:font-name="Gentium Basic" fo:font-size="13pt" fo:font-weight="bold" style:font-size-asian="13pt" style:font-weight-asian="bold" style:font-size-complex="13pt" style:font-weight-complex="bold"/>
    </style:style>
    <style:style style:name="ce111" style:family="table-cell" style:parent-style-name="Default">
      <style:table-cell-properties fo:wrap-option="wrap" style:vertical-align="middle"/>
      <style:text-properties style:font-name="Gentium Basic" fo:font-size="13pt" style:font-size-asian="13pt" style:font-size-complex="13pt"/>
    </style:style>
    <style:style style:name="ce112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style:vertical-align="middle"/>
      <style:text-properties fo:color="#000000" style:font-name="Gentium Basic" fo:font-size="13pt" fo:language="none" fo:country="none" style:font-name-asian="HelveticaNeue" style:font-size-asian="13pt" style:language-asian="none" style:country-asian="none" style:font-name-complex="HelveticaNeue" style:font-size-complex="13pt" style:language-complex="none" style:country-complex="none"/>
    </style:style>
    <style:style style:name="ce114" style:family="table-cell" style:parent-style-name="Default">
      <style:table-cell-properties fo:wrap-option="wrap" style:vertical-align="middle"/>
      <style:text-properties fo:color="#232323" style:font-name="Gentium Basic" fo:font-size="13pt" fo:language="none" fo:country="none" style:font-name-asian="HelveticaNeue" style:font-size-asian="13pt" style:language-asian="none" style:country-asian="none" style:font-name-complex="HelveticaNeue" style:font-size-complex="13pt" style:language-complex="none" style:country-complex="none"/>
    </style:style>
    <style:style style:name="ce115" style:family="table-cell" style:parent-style-name="Default">
      <style:table-cell-properties fo:wrap-option="wrap" style:vertical-align="middle"/>
      <style:text-properties fo:color="#000000" style:font-name="Gentium Basic" fo:font-size="13pt" fo:language="none" fo:country="none" style:font-name-asian="Times-Roman" style:font-size-asian="13pt" style:language-asian="none" style:country-asian="none" style:font-name-complex="Times-Roman" style:font-size-complex="13pt" style:language-complex="none" style:country-complex="none"/>
    </style:style>
    <style:style style:name="ce11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ntium Basic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 style:vertical-align="middle"/>
      <style:text-properties fo:color="#232323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Gentium Basic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Times-Roman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Times-Roman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32323" style:text-outline="false" style:font-name="HelveticaNeue" fo:font-size="13pt" fo:letter-spacing="normal" fo:font-weight="normal" style:letter-kerning="false" style:font-name-asian="HelveticaNeue" style:font-size-asian="13pt" style:font-weight-asian="normal" style:font-name-complex="HelveticaNeue" style:font-size-complex="13pt" style:font-weight-complex="normal"/>
    </style:style>
    <style:style style:name="T2" style:family="text">
      <style:text-properties fo:color="#000000" style:text-outline="false" style:font-name="Times-Roman" fo:font-size="12pt" fo:letter-spacing="normal" fo:font-weight="normal" style:letter-kerning="false" style:font-name-asian="Times-Roman" style:font-size-asian="12pt" style:font-weight-asian="normal" style:font-name-complex="Times-Roman" style:font-size-complex="12pt" style:font-weight-complex="normal"/>
    </style:style>
    <style:style style:name="T3" style:family="text">
      <style:text-properties fo:color="#232323" style:text-outline="false" style:font-name="HelveticaNeue" fo:font-size="13pt" fo:letter-spacing="normal" fo:font-weight="normal" style:letter-kerning="false" style:font-name-asian="HelveticaNeue" style:font-size-asian="13pt" style:font-weight-asian="normal" style:font-name-complex="HelveticaNeue" style:font-size-complex="13pt" style:font-weight-complex="normal"/>
    </style:style>
    <style:style style:name="T5" style:family="text">
      <style:text-properties fo:color="#000000" style:text-outline="false" style:font-name="HelveticaNeue" fo:font-size="12pt" fo:letter-spacing="normal" fo:font-weight="normal" style:letter-kerning="false" style:font-name-asian="HelveticaNeue" style:font-size-asian="12pt" style:font-weight-asian="normal" style:font-name-complex="HelveticaNeue" style:font-size-complex="12pt" style:font-weight-complex="normal"/>
    </style:style>
    <style:style style:name="T6" style:family="text">
      <style:text-properties fo:color="#000000" style:text-outline="false" style:font-name="Times-Roman" fo:font-size="12pt" fo:letter-spacing="normal" fo:font-weight="normal" style:letter-kerning="false" style:font-name-asian="Times-Roman" style:font-size-asian="12pt" style:font-weight-asian="normal" style:font-name-complex="Times-Roman" style:font-size-complex="12pt" style:font-weight-complex="normal"/>
    </style:style>
    <style:style style:name="T7" style:family="text">
      <style:text-properties fo:color="#000000" style:text-outline="false" style:text-line-through-style="none" style:text-line-through-type="none" style:font-name="Gentium Basic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3pt" style:language-asian="none" style:country-asian="none" style:font-style-asian="normal" style:font-weight-asian="normal" style:font-name-complex="Times-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Gentium Basic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Gentium Basic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3pt" style:language-asian="zh" style:country-asian="CN" style:font-style-asian="normal" style:font-weight-asian="normal" style:font-name-complex="Arial Unicode M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32323" style:text-outline="false" style:font-name="HelveticaNeue" fo:letter-spacing="normal" style:letter-kerning="false" style:font-name-asian="HelveticaNeue" style:font-size-asian="13pt" style:font-weight-asian="normal" style:font-name-complex="HelveticaNeue" style:font-size-complex="13pt" style:font-weight-complex="normal"/>
    </style:style>
    <style:style style:name="T10" style:family="text">
      <style:text-properties fo:color="#000000" style:text-outline="false" style:font-name="Times-Roman" fo:letter-spacing="normal" style:letter-kerning="false" style:font-name-asian="Times-Roman" style:font-size-asian="12pt" style:font-weight-asian="normal" style:font-name-complex="Times-Roman" style:font-size-complex="12pt" style:font-weight-complex="normal"/>
    </style:style>
    <style:style style:name="T11" style:family="text">
      <style:text-properties fo:color="#232323" style:text-outline="false" style:font-name="HelveticaNeue" fo:letter-spacing="normal" style:letter-kerning="false" style:font-name-asian="HelveticaNeue" style:font-size-asian="13pt" style:font-weight-asian="normal" style:font-name-complex="HelveticaNeue" style:font-size-complex="13pt" style:font-weight-complex="normal"/>
    </style:style>
    <style:style style:name="T4" style:family="text">
      <style:text-properties fo:color="#000000" style:text-outline="false" style:font-name="Times-Roman" fo:font-size="12pt" fo:letter-spacing="normal" fo:font-weight="normal" style:letter-kerning="false" style:font-name-asian="Times-Roman" style:font-size-asian="12pt" style:font-weight-asian="normal" style:font-name-complex="Times-Roman" style:font-size-complex="12pt" style:font-weight-complex="normal"/>
    </style:style>
    <style:style style:name="T12" style:family="text">
      <style:text-properties fo:color="#1b1d1f" style:text-outline="false" style:font-name="ArialMT" fo:font-size="15pt" fo:letter-spacing="normal" fo:font-weight="normal" style:letter-kerning="false" style:font-name-asian="ArialMT" style:font-size-asian="15pt" style:font-weight-asian="normal" style:font-name-complex="ArialMT" style:font-size-complex="15pt" style:font-weight-complex="normal"/>
    </style:style>
    <style:style style:name="T21" style:family="text">
      <style:text-properties fo:color="#232323" style:font-name="HelveticaNeue" fo:font-size="13pt" fo:font-weight="normal" style:text-outline="false" style:letter-kerning="false" fo:letter-spacing="normal" style:font-name-asian="HelveticaNeue" style:font-name-complex="HelveticaNeue" style:font-size-asian="13pt" style:font-size-complex="13pt" style:font-weight-asian="normal" style:font-weight-complex="normal"/>
    </style:style>
    <style:style style:name="T22" style:family="text">
      <style:text-properties fo:font-weight="normal" style:text-outline="false" style:letter-kerning="false" fo:letter-spacing="normal" style:font-weight-asian="normal" style:font-weight-complex="normal" fo:color="#000000" style:font-name="Times-Roman" fo:font-size="12pt" style:font-name-asian="Times-Roman" style:font-name-complex="Times-Roman" style:font-size-asian="12pt" style:font-size-complex="12pt"/>
    </style:style>
    <style:style style:name="T23" style:family="text">
      <style:text-properties fo:font-weight="normal" style:text-outline="false" style:letter-kerning="false" fo:letter-spacing="normal" style:font-weight-asian="normal" style:font-weight-complex="normal" fo:color="#232323" style:font-name="HelveticaNeue" fo:font-size="13pt" style:font-name-asian="HelveticaNeue" style:font-name-complex="HelveticaNeue" style:font-size-asian="13pt" style:font-size-complex="13pt"/>
    </style:style>
    <style:style style:name="T24" style:family="text">
      <style:text-properties fo:color="#000000" style:font-name="Times-Roman" fo:font-size="12pt" fo:font-weight="normal" style:text-outline="false" style:letter-kerning="false" fo:letter-spacing="normal" style:font-name-asian="Times-Roman" style:font-name-complex="Times-Roman" style:font-size-asian="12pt" style:font-size-complex="12pt" style:font-weight-asian="normal" style:font-weight-complex="normal"/>
    </style:style>
    <style:style style:name="T25" style:family="text">
      <style:text-properties fo:color="#000000" style:font-name="HelveticaNeue" fo:font-size="12pt" fo:font-weight="normal" style:text-outline="false" style:letter-kerning="false" fo:letter-spacing="normal" style:font-name-asian="HelveticaNeue" style:font-name-complex="HelveticaNeue" style:font-size-asian="12pt" style:font-size-complex="12pt" style:font-weight-asian="normal" style:font-weight-complex="normal"/>
    </style:style>
    <style:style style:name="T26" style:family="text">
      <style:text-properties fo:color="#000000" fo:font-size="12pt" fo:font-weight="normal" style:text-outline="false" style:letter-kerning="false" fo:letter-spacing="normal" style:font-size-asian="12pt" style:font-size-complex="12pt" style:font-weight-asian="normal" style:font-weight-complex="normal" style:font-name="Times-Roman" style:font-name-asian="Times-Roman" style:font-name-complex="Times-Roman"/>
    </style:style>
    <style:style style:name="T27" style:family="text">
      <style:text-properties fo:color="#000000" style:font-name="Gentium Basic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-Roman" style:font-name-complex="Times-Roman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Gentium Basic" fo:font-size="13pt" fo:font-weight="normal" style:text-underline-style="none" style:text-underline-color="font-color" style:text-line-through-type="none" fo:font-style="normal" style:text-outline="false" fo:text-shadow="none" style:text-line-through-mode="continuou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fo:language="it" fo:country="IT" style:language-asian="zh" style:country-asian="CN" style:language-complex="hi" style:country-complex="IN" style:font-name-asian="PingFang SC" style:font-name-complex="Arial Unicode MS"/>
    </style:style>
    <style:style style:name="T29" style:family="text">
      <style:text-properties fo:color="#232323" style:font-name="HelveticaNeue" style:text-outline="false" style:letter-kerning="false" fo:letter-spacing="normal" style:font-name-asian="HelveticaNeue" style:font-name-complex="HelveticaNeue" style:font-size-asian="13pt" style:font-size-complex="13pt" style:font-weight-asian="normal" style:font-weight-complex="normal"/>
    </style:style>
    <style:style style:name="T30" style:family="text">
      <style:text-properties style:text-outline="false" style:letter-kerning="false" fo:letter-spacing="normal" style:font-weight-asian="normal" style:font-weight-complex="normal" fo:color="#000000" style:font-name="Times-Roman" style:font-name-asian="Times-Roman" style:font-name-complex="Times-Roman" style:font-size-asian="12pt" style:font-size-complex="12pt"/>
    </style:style>
    <style:style style:name="T31" style:family="text">
      <style:text-properties style:text-outline="false" style:letter-kerning="false" fo:letter-spacing="normal" style:font-weight-asian="normal" style:font-weight-complex="normal" fo:color="#232323" style:font-name="HelveticaNeue" style:font-name-asian="HelveticaNeue" style:font-name-complex="HelveticaNeue" style:font-size-asian="13pt" style:font-size-complex="13pt"/>
    </style:style>
    <style:style style:name="T32" style:family="text">
      <style:text-properties fo:font-weight="normal" style:text-outline="false" style:letter-kerning="false" fo:letter-spacing="normal" style:font-weight-asian="normal" style:font-weight-complex="normal" fo:color="#1b1d1f" style:font-name="ArialMT" fo:font-size="15pt" style:font-name-asian="ArialMT" style:font-name-complex="ArialMT" style:font-size-asian="15pt" style:font-size-complex="15pt"/>
    </style:style>
    <style:style style:name="T33" style:family="text">
      <style:text-properties fo:color="#000000" style:font-name="Gentium Basic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Arial Unicode M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-Roman" fo:font-size="12pt" style:letter-kerning="false" fo:letter-spacing="normal" fo:language="none" fo:country="none" style:language-asian="none" style:country-asian="none" style:language-complex="none" style:country-complex="none" style:font-name-asian="Times-Roman" style:font-name-complex="Times-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0"/>
        <table:table-column table:style-name="co2" table:default-cell-style-name="ce85"/>
        <table:table-column table:style-name="co3" table:default-cell-style-name="ce86"/>
        <table:table-column table:style-name="co4" table:default-cell-style-name="ce86"/>
        <table:table-column table:style-name="co5" table:default-cell-style-name="ce96"/>
        <table:table-column table:style-name="co6" table:default-cell-style-name="ce87"/>
        <table:table-column table:style-name="co7" table:default-cell-style-name="ce87"/>
        <table:table-column table:style-name="co8" table:default-cell-style-name="ce106"/>
        <table:table-column table:style-name="co9" table:default-cell-style-name="ce111"/>
        <table:table-column table:style-name="co10" table:default-cell-style-name="ce111"/>
        <table:table-column table:style-name="co6" table:default-cell-style-name="Default"/>
        <table:table-row table:style-name="ro1">
          <table:table-cell table:style-name="ce79"/>
          <table:table-cell table:style-name="ce84" office:value-type="string" calcext:value-type="string">
            <text:p>OSCAR</text:p>
          </table:table-cell>
          <table:table-cell table:style-name="ce89" office:value-type="string" calcext:value-type="string">
            <text:p>Scholia</text:p>
          </table:table-cell>
          <table:table-cell table:style-name="ce89" office:value-type="string" calcext:value-type="string">
            <text:p>BioCarian</text:p>
          </table:table-cell>
          <table:table-cell table:style-name="ce94" office:value-type="string" calcext:value-type="string">
            <text:p>NITELIGHT</text:p>
          </table:table-cell>
          <table:table-cell table:style-name="ce97" office:value-type="string" calcext:value-type="string">
            <text:p>ELDA</text:p>
          </table:table-cell>
          <table:table-cell table:style-name="ce100" office:value-type="string" calcext:value-type="string">
            <text:p>ViziQuer</text:p>
          </table:table-cell>
          <table:table-cell table:style-name="ce103" office:value-type="string" calcext:value-type="string">
            <text:p>Visual SPARQL Builder (VSB)</text:p>
          </table:table-cell>
          <table:table-cell table:style-name="ce110" office:value-type="string" calcext:value-type="string">
            <text:p>WDQS</text:p>
          </table:table-cell>
          <table:table-cell table:style-name="ce110" office:value-type="string" calcext:value-type="string">
            <text:p>YASGUI</text:p>
          </table:table-cell>
          <table:table-cell/>
        </table:table-row>
        <table:table-row table:style-name="ro2">
          <table:table-cell office:value-type="string" calcext:value-type="string">
            <text:p>Searching options</text:p>
          </table:table-cell>
          <table:table-cell office:value-type="string" calcext:value-type="string">
            <text:p>Free-text, Combination of queries</text:p>
          </table:table-cell>
          <table:table-cell table:number-columns-repeated="2" table:style-name="ce85" office:value-type="string" calcext:value-type="string">
            <text:p>Free-text</text:p>
          </table:table-cell>
          <table:table-cell table:style-name="ce95" office:value-type="string" calcext:value-type="string">
            <text:p>Variables to embed into the SPARQL query. </text:p>
          </table:table-cell>
          <table:table-cell table:style-name="ce85" office:value-type="string" calcext:value-type="string">
            <text:p>Free-text, Combination of queries</text:p>
          </table:table-cell>
          <table:table-cell table:style-name="ce95" office:value-type="string" calcext:value-type="string">
            <text:p><text:span text:style-name="T33">Variables to embed into the SPARQL query through a set</text:span><text:span text:style-name="T34"> of graphical notations and GUI-based editing actions in UML style.</text:span></text:p>
          </table:table-cell>
          <table:table-cell table:style-name="ce104" office:value-type="string" calcext:value-type="string">
            <text:p><text:span text:style-name="T33">Variables to embed into the SPARQL query through a set</text:span><text:span text:style-name="T34"> of graphical notations and GUI-based editing actions. </text:span></text:p>
          </table:table-cell>
          <table:table-cell office:value-type="string" calcext:value-type="string">
            <text:p>Variables to embed into the SPARQL query by directly editing the SPARQL code.</text:p>
          </table:table-cell>
          <table:table-cell table:style-name="ce116" office:value-type="string" calcext:value-type="string">
            <text:p>Variables to embed into the SPARQL query by directly editing the SPARQL code.</text:p>
          </table:table-cell>
          <table:table-cell/>
        </table:table-row>
        <table:table-row table:style-name="ro3">
          <table:table-cell office:value-type="string" calcext:value-type="string">
            <text:p>Dataset </text:p>
          </table:table-cell>
          <table:table-cell office:value-type="string" calcext:value-type="string">
            <text:p>Any RDF dataset providing a SPARQL endpoint address</text:p>
          </table:table-cell>
          <table:table-cell office:value-type="string" calcext:value-type="string">
            <text:p>Wikidata dataset</text:p>
          </table:table-cell>
          <table:table-cell table:style-name="ce92" office:value-type="string" calcext:value-type="string">
            <text:p><text:span text:style-name="T21">Biological</text:span><text:span text:style-name="T22"> </text:span><text:span text:style-name="T23">RDF Databases providing a SPARQL endpoint address</text:span><text:span text:style-name="T22"> </text:span></text:p>
          </table:table-cell>
          <table:table-cell table:number-columns-repeated="3" table:style-name="ce85" office:value-type="string" calcext:value-type="string">
            <text:p>Any RDF dataset providing a SPARQL endpoint address</text:p>
          </table:table-cell>
          <table:table-cell table:style-name="ce105" office:value-type="string" calcext:value-type="string">
            <text:p>Any RDF dataset providing a SPARQL endpoint address</text:p>
          </table:table-cell>
          <table:table-cell table:style-name="ce112" office:value-type="string" calcext:value-type="string">
            <text:p>Wikidata dataset</text:p>
          </table:table-cell>
          <table:table-cell table:style-name="ce114" office:value-type="string" calcext:value-type="string">
            <text:p>Any RDF dataset providing a SPARQL endpoint address</text:p>
          </table:table-cell>
          <table:table-cell/>
        </table:table-row>
        <table:table-row table:style-name="ro3">
          <table:table-cell table:style-name="ce81" office:value-type="string" calcext:value-type="string">
            <text:p>Pre processing</text:p>
          </table:table-cell>
          <table:table-cell table:style-name="ce86" office:value-type="string" calcext:value-type="string">
            <text:p>Text transformation (Lowercase, capitalisation) </text:p>
          </table:table-cell>
          <table:table-cell office:value-type="string" calcext:value-type="string">
            <text:p>Matching the input text to a set of possible corresponding Wikidata item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ODO (SPARQL operations)</text:p>
          </table:table-cell>
          <table:table-cell table:style-name="ce98" office:value-type="string" calcext:value-type="string">
            <text:p><text:span text:style-name="T25">Text transformation</text:span><text:span text:style-name="T26">  </text:span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 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4">
          <table:table-cell office:value-type="string" calcext:value-type="string">
            <text:p>Post processing</text:p>
          </table:table-cell>
          <table:table-cell office:value-type="string" calcext:value-type="string">
            <text:p>Creating links, grouping rows, value transformation, excluding columns and rows, integrating external data (using external services, e.g: API)</text:p>
          </table:table-cell>
          <table:table-cell table:style-name="ce90" office:value-type="string" calcext:value-type="string">
            <text:p>Creating links</text:p>
          </table:table-cell>
          <table:table-cell table:style-name="ce90" office:value-type="string" calcext:value-type="string">
            <text:p>Sort data</text:p>
          </table:table-cell>
          <table:table-cell office:value-type="string" calcext:value-type="string">
            <text:p>TODO (SPARQL operations)</text:p>
          </table:table-cell>
          <table:table-cell table:style-name="ce85" office:value-type="string" calcext:value-type="string">
            <text:p>Excluding specific columns/fields</text:p>
          </table:table-cell>
          <table:table-cell office:value-type="string" calcext:value-type="string">
            <text:p>None</text:p>
          </table:table-cell>
          <table:table-cell table:style-name="ce107" office:value-type="string" calcext:value-type="string">
            <text:p>Creating links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5">
          <table:table-cell office:value-type="string" calcext:value-type="string">
            <text:p>Filtering options</text:p>
          </table:table-cell>
          <table:table-cell office:value-type="string" calcext:value-type="string">
            <text:p>Limiting the number of results, excluding/including rows with specified field values</text:p>
          </table:table-cell>
          <table:table-cell office:value-type="string" calcext:value-type="string">
            <text:p>Filtering table results according to a free text input</text:p>
          </table:table-cell>
          <table:table-cell table:style-name="ce85" office:value-type="string" calcext:value-type="string">
            <text:p>Excluding/Including rows with specified field values</text:p>
          </table:table-cell>
          <table:table-cell office:value-type="string" calcext:value-type="string">
            <text:p>TODO (SPARQL operations)</text:p>
          </table:table-cell>
          <table:table-cell office:value-type="string" calcext:value-type="string">
            <text:p>Range value selection,  </text:p>
          </table:table-cell>
          <table:table-cell table:style-name="ce85" office:value-type="string" calcext:value-type="string">
            <text:p>Limiting the number of results</text:p>
          </table:table-cell>
          <table:table-cell table:style-name="ce105" office:value-type="string" calcext:value-type="string">
            <text:p>Limiting the number of results</text:p>
          </table:table-cell>
          <table:table-cell table:number-columns-repeated="2" table:style-name="ce113" office:value-type="string" calcext:value-type="string">
            <text:p>Filtering table results according to a free text input</text:p>
          </table:table-cell>
          <table:table-cell/>
        </table:table-row>
        <table:table-row table:style-name="ro6">
          <table:table-cell table:style-name="ce82" office:value-type="string" calcext:value-type="string">
            <text:p>View and edit  the SPARQL query </text:p>
          </table:table-cell>
          <table:table-cell table:style-name="ce87" office:value-type="string" calcext:value-type="string">
            <text:p>No </text:p>
          </table:table-cell>
          <table:table-cell table:number-columns-repeated="3" table:style-name="ce87" office:value-type="string" calcext:value-type="string">
            <text:p>Yes </text:p>
          </table:table-cell>
          <table:table-cell office:value-type="string" calcext:value-type="string">
            <text:p>Yes 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3">
          <table:table-cell table:style-name="ce82" office:value-type="string" calcext:value-type="string">
            <text:p>Statistics and performances on the executed Query</text:p>
          </table:table-cell>
          <table:table-cell table:number-columns-repeated="2" table:style-name="ce87" office:value-type="string" calcext:value-type="string">
            <text:p>No </text:p>
          </table:table-cell>
          <table:table-cell table:style-name="ce87" office:value-type="string" calcext:value-type="string">
            <text:p>Yes (query execution time) 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Yes (number of queries, amount of data transferred, execution time) </text:p>
          </table:table-cell>
          <table:table-cell table:number-columns-repeated="2" office:value-type="string" calcext:value-type="string">
            <text:p>No </text:p>
          </table:table-cell>
          <table:table-cell table:number-columns-repeated="2" office:value-type="string" calcext:value-type="string">
            <text:p>Yes (query execution time)</text:p>
          </table:table-cell>
          <table:table-cell/>
        </table:table-row>
        <table:table-row table:style-name="ro1">
          <table:table-cell office:value-type="string" calcext:value-type="string">
            <text:p>Layout 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s, Maps, Charts, and Graphs </text:p>
          </table:table-cell>
          <table:table-cell office:value-type="string" calcext:value-type="string">
            <text:p>Table</text:p>
          </table:table-cell>
          <table:table-cell table:style-name="ce87" office:value-type="string" calcext:value-type="string">
            <text:p>Table </text:p>
          </table:table-cell>
          <table:table-cell office:value-type="string" calcext:value-type="string">
            <text:p><text:span text:style-name="T27">Table, Json, RDF, </text:span><text:span text:style-name="T28">Raw Text</text:span>, XML </text:p>
          </table:table-cell>
          <table:table-cell office:value-type="string" calcext:value-type="string">
            <text:p>Table </text:p>
          </table:table-cell>
          <table:table-cell office:value-type="string" calcext:value-type="string">
            <text:p><text:span text:style-name="T27">Table, </text:span><text:span text:style-name="T28">Raw Text</text:span> </text:p>
          </table:table-cell>
          <table:table-cell table:style-name="ce113" office:value-type="string" calcext:value-type="string">
            <text:p>Tables, Maps, Charts, images, and Graphs </text:p>
          </table:table-cell>
          <table:table-cell office:value-type="string" calcext:value-type="string">
            <text:p>Table, Raw Text</text:p>
          </table:table-cell>
          <table:table-cell/>
        </table:table-row>
        <table:table-row table:style-name="ro5">
          <table:table-cell table:style-name="ce81" office:value-type="string" calcext:value-type="string">
            <text:p>Presentation</text:p>
          </table:table-cell>
          <table:table-cell office:value-type="string" calcext:value-type="string">
            <text:p>Sorting by column, paging, number of rows per page </text:p>
          </table:table-cell>
          <table:table-cell table:style-name="ce85" office:value-type="string" calcext:value-type="string">
            <text:p>Sorting by column, paging, number of rows per page </text:p>
          </table:table-cell>
          <table:table-cell table:style-name="ce85" office:value-type="string" calcext:value-type="string">
            <text:p>Paging</text:p>
          </table:table-cell>
          <table:table-cell office:value-type="string" calcext:value-type="string">
            <text:p>Unknown</text:p>
          </table:table-cell>
          <table:table-cell table:style-name="ce85" office:value-type="string" calcext:value-type="string">
            <text:p>Sorting by column, paging, number of rows per page </text:p>
          </table:table-cell>
          <table:table-cell table:style-name="ce85" office:value-type="string" calcext:value-type="string">
            <text:p>Paging</text:p>
          </table:table-cell>
          <table:table-cell office:value-type="string" calcext:value-type="string">
            <text:p>None </text:p>
          </table:table-cell>
          <table:table-cell table:style-name="ce114" office:value-type="string" calcext:value-type="string">
            <text:p>Sorting by column, paging, number of rows per page </text:p>
          </table:table-cell>
          <table:table-cell table:style-name="ce114" office:value-type="string" calcext:value-type="string">
            <text:p>Sorting by column, paging, number of rows per page </text:p>
          </table:table-cell>
          <table:table-cell/>
        </table:table-row>
        <table:table-row table:style-name="ro5">
          <table:table-cell office:value-type="string" calcext:value-type="string">
            <text:p>Export data</text:p>
          </table:table-cell>
          <table:table-cell office:value-type="string" calcext:value-type="string">
            <text:p>Yes (csv format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Yes (csv or xlsx format) </text:p>
          </table:table-cell>
          <table:table-cell office:value-type="string" calcext:value-type="string">
            <text:p>Yes  </text:p>
          </table:table-cell>
          <table:table-cell office:value-type="string" calcext:value-type="string">
            <text:p>Yes (json format) </text:p>
          </table:table-cell>
          <table:table-cell table:style-name="ce114" office:value-type="string" calcext:value-type="string">
            <text:p>Yes (csv, json, html, tsv, Programming language Code)</text:p>
          </table:table-cell>
          <table:table-cell table:style-name="ce117" office:value-type="string" calcext:value-type="string">
            <text:p>Yes (csv format)</text:p>
          </table:table-cell>
          <table:table-cell/>
        </table:table-row>
        <table:table-row table:style-name="ro1">
          <table:table-cell office:value-type="string" calcext:value-type="string">
            <text:p>System requirements</text:p>
          </table:table-cell>
          <table:table-cell table:style-name="ce86" office:value-type="string" calcext:value-type="string">
            <text:p>Web Browser </text:p>
          </table:table-cell>
          <table:table-cell table:number-columns-repeated="2" office:value-type="string" calcext:value-type="string">
            <text:p>Web Browser </text:p>
          </table:table-cell>
          <table:table-cell table:style-name="ce87" office:value-type="string" calcext:value-type="string">
            <text:p>JavaScript and JSON </text:p>
          </table:table-cell>
          <table:table-cell table:style-name="ce92" office:value-type="string" calcext:value-type="string">
            <text:p><text:span text:style-name="T29">Javascript and JSON</text:span><text:span text:style-name="T30"> </text:span><text:span text:style-name="T31"> </text:span><text:span text:style-name="T30"> </text:span></text:p>
          </table:table-cell>
          <table:table-cell office:value-type="string" calcext:value-type="string">
            <text:p>Web browser </text:p>
          </table:table-cell>
          <table:table-cell office:value-type="string" calcext:value-type="string">
            <text:p>Web browser</text:p>
          </table:table-cell>
          <table:table-cell table:style-name="ce115" office:value-type="string" calcext:value-type="string">
            <text:p>Web browser </text:p>
          </table:table-cell>
          <table:table-cell office:value-type="string" calcext:value-type="string">
            <text:p>Web browser</text:p>
          </table:table-cell>
          <table:table-cell/>
        </table:table-row>
        <table:table-row table:style-name="ro7">
          <table:table-cell office:value-type="string" calcext:value-type="string">
            <text:p>Customisability</text:p>
          </table:table-cell>
          <table:table-cell office:value-type="string" calcext:value-type="string">
            <text:p>Through one JavaScript file which defines the SPARQL queries and other pre/post operations, along with the interface layout </text:p>
          </table:table-cell>
          <table:table-cell office:value-type="string" calcext:value-type="string">
            <text:p>Runs from a local web server also</text:p>
          </table:table-cell>
          <table:table-cell office:value-type="string" calcext:value-type="string">
            <text:p>The possibility to edit manually the original SPARQL query</text:p>
          </table:table-cell>
          <table:table-cell table:style-name="ce92" office:value-type="string" calcext:value-type="string">
            <text:p><text:span text:style-name="T24">Edit the SPARQL query t</text:span><text:span text:style-name="T23">hrough</text:span><text:span text:style-name="T22"> set of graphical notations and GUI-based editing actions </text:span></text:p>
          </table:table-cell>
          <table:table-cell table:style-name="ce92" office:value-type="string" calcext:value-type="string">
            <text:p><text:span text:style-name="T21">Through</text:span><text:span text:style-name="T22"> the definition of a configuration file in </text:span><text:span text:style-name="T32">turtle (.ttl) format</text:span><text:span text:style-name="T22"> </text:span></text:p>
          </table:table-cell>
          <table:table-cell table:style-name="ce92" office:value-type="string" calcext:value-type="string">
            <text:p><text:span text:style-name="T24">Edit the SPARQL query t</text:span><text:span text:style-name="T23">hrough</text:span><text:span text:style-name="T22"> set of graphical notations and GUI-based editing actions. Define additional stylistic and graphical parameters. </text:span></text:p>
          </table:table-cell>
          <table:table-cell table:style-name="ce108" office:value-type="string" calcext:value-type="string">
            <text:p><text:span text:style-name="T24">Edit the SPARQL query t</text:span><text:span text:style-name="T23">hrough</text:span><text:span text:style-name="T22"> set of graphical notations and GUI-based editing actions. Along with a direct re-editing of the SPARQL textual query. </text:span></text:p>
          </table:table-cell>
          <table:table-cell/>
          <table:table-cell office:value-type="string" calcext:value-type="string">
            <text:p>Define the SPARQL endpoint address along with the ontology prefixes.</text:p>
          </table:table-cell>
          <table:table-cell/>
        </table:table-row>
        <table:table-row table:style-name="ro6">
          <table:table-cell table:style-name="ce83" office:value-type="string" calcext:value-type="string">
            <text:p>Programming language</text:p>
          </table:table-cell>
          <table:table-cell table:style-name="ce88" office:value-type="string" calcext:value-type="string">
            <text:p>Javascript </text:p>
          </table:table-cell>
          <table:table-cell table:style-name="ce91" office:value-type="string" calcext:value-type="string">
            <text:p>Unknown</text:p>
          </table:table-cell>
          <table:table-cell table:style-name="ce93" office:value-type="string" calcext:value-type="string">
            <text:p>Unknown</text:p>
          </table:table-cell>
          <table:table-cell table:style-name="ce88" office:value-type="string" calcext:value-type="string">
            <text:p>Javascript</text:p>
          </table:table-cell>
          <table:table-cell table:style-name="ce99" office:value-type="string" calcext:value-type="string">
            <text:p>Java </text:p>
          </table:table-cell>
          <table:table-cell table:number-columns-repeated="2" table:style-name="ce99" office:value-type="string" calcext:value-type="string">
            <text:p>Javascript </text:p>
          </table:table-cell>
          <table:table-cell/>
          <table:table-cell office:value-type="string" calcext:value-type="string">
            <text:p>Javascript</text:p>
          </table:table-cell>
          <table:table-cell/>
        </table:table-row>
        <table:table-row table:style-name="ro8">
          <table:table-cell table:style-name="Default" table:number-columns-repeated="10"/>
          <table:table-cell/>
        </table:table-row>
        <table:table-row table:style-name="ro8">
          <table:table-cell table:style-name="Default" table:number-columns-repeated="6"/>
          <table:table-cell table:number-columns-repeated="2" table:style-name="Default" office:value-type="string" calcext:value-type="string">
            <text:p>Done</text:p>
          </table:table-cell>
          <table:table-cell table:style-name="Default" table:number-columns-repeated="2"/>
          <table:table-cell/>
        </table:table-row>
        <table:table-row table:style-name="ro6">
          <table:table-cell table:style-name="Default" table:number-columns-repeated="6"/>
          <table:table-cell table:number-columns-repeated="2" table:style-name="ce101" office:value-type="string" calcext:value-type="string">
            <text:p>Customisability</text:p>
          </table:table-cell>
          <table:table-cell table:style-name="Default" table:number-columns-repeated="2"/>
          <table:table-cell/>
        </table:table-row>
        <table:table-row table:style-name="ro9">
          <table:table-cell table:style-name="Default" table:number-columns-repeated="6"/>
          <table:table-cell table:style-name="ce102" office:value-type="string" calcext:value-type="string">
            <text:p>Through the creation of a project folder inside the tool and defining the corresponding SPARQL queries</text:p>
          </table:table-cell>
          <table:table-cell table:style-name="ce109" office:value-type="string" calcext:value-type="string">
            <text:p>Through one JavaScript file which defines the endpoint, queries, and prefixes to use in SPARQL.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Times-Roman" svg:font-family="Times-Roman" style:font-family-generic="roman"/>
    <style:font-face style:name="ArialMT" svg:font-family="ArialMT" style:font-family-generic="swiss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8:06:06.994026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3:08:22.295813696</meta:creation-date>
    <dc:date>2019-02-22T16:57:33.136385143</dc:date>
    <meta:editing-duration>P1DT2H4M36S</meta:editing-duration>
    <meta:editing-cycles>49</meta:editing-cycles>
    <meta:generator>LibreOffice/6.1.3.2$MacOSX_X86_64 LibreOffice_project/86daf60bf00efa86ad547e59e09d6bb77c699acb</meta:generator>
    <meta:document-statistic meta:table-count="1" meta:cell-count="143" meta:object-count="0"/>
  </office:meta>
</office:document-meta>
</file>